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0.2472in"/>
    </style:style>
    <style:style style:name="Table1.B" style:family="table-column">
      <style:table-column-properties style:column-width="3.2153in"/>
    </style:style>
    <style:style style:name="Table1.C" style:family="table-column">
      <style:table-column-properties style:column-width="0.2257in"/>
    </style:style>
    <style:style style:name="Table1.D" style:family="table-column">
      <style:table-column-properties style:column-width="3.2333in"/>
    </style:style>
    <style:style style:name="Table1.A1" style:family="table-cell">
      <style:table-cell-properties style:writing-mode="page"/>
    </style:style>
    <style:style style:name="P1" style:family="paragraph" style:parent-style-name="Text_20_body">
      <style:text-properties fo:font-weight="bold" officeooo:rsid="0012b3d8" officeooo:paragraph-rsid="0012b3d8" style:font-weight-asian="bold" style:font-weight-complex="bold"/>
    </style:style>
    <style:style style:name="P2" style:family="paragraph" style:parent-style-name="Text_20_body">
      <style:text-properties fo:font-weight="bold" officeooo:rsid="001561ba" officeooo:paragraph-rsid="0012b3d8" style:font-weight-asian="bold" style:font-weight-complex="bold"/>
    </style:style>
    <style:style style:name="P3" style:family="paragraph" style:parent-style-name="Text_20_body">
      <style:text-properties fo:font-weight="bold" officeooo:rsid="001561ba" officeooo:paragraph-rsid="001561ba" style:font-weight-asian="bold" style:font-weight-complex="bold"/>
    </style:style>
    <style:style style:name="P4" style:family="paragraph" style:parent-style-name="Table_20_Contents">
      <style:text-properties officeooo:rsid="0010f2c6" officeooo:paragraph-rsid="0010f2c6"/>
    </style:style>
    <style:style style:name="P5" style:family="paragraph" style:parent-style-name="Table_20_Contents">
      <style:text-properties fo:font-weight="bold" officeooo:rsid="0010f2c6" officeooo:paragraph-rsid="0010f2c6" style:font-weight-asian="bold" style:font-weight-complex="bold"/>
    </style:style>
    <style:style style:name="P6" style:family="paragraph" style:parent-style-name="Table_20_Contents">
      <style:text-properties officeooo:rsid="0012b3d8" officeooo:paragraph-rsid="0012b3d8"/>
    </style:style>
    <style:style style:name="T1" style:family="text">
      <style:text-properties officeooo:rsid="00192636"/>
    </style:style>
    <style:style style:name="T2" style:family="text">
      <style:text-properties officeooo:rsid="0012b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ary Actor: Car dealer<text:span text:style-name="T1">ship manager</text:span></text:p>
      <text:p text:style-name="P2">Prerequisites: User has inventory loaded into database</text:p>
      <text:p text:style-name="P3">Success condition: User toggles if a non-sports car is rente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Actions performed by <text:span text:style-name="T2">Actor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Responses from System</text:p>
          </table:table-cell>
        </table:table-row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Opens program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Displays available vehicles and their attributes including whether or not the vehicle is being rented</text:p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Selects the vehicle that they want to either rent out or return from renting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Displays options for the vehicle including a button to toggle if the vehicle is rented or not. If the vehicle is a sports car, then the button will be grayed out and unselectable. </text:p>
          </table:table-cell>
        </table:table-row>
        <table:table-row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User clicks button to toggle the vehicle’s rent statu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6">Update’s vehicle’s rent status in memory and on the screen</text:p>
          </table:table-cell>
        </table:table-row>
        <table:table-row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6">Exits the program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6">Saves updated information to the current JSON fi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07:33:13.094000000</meta:creation-date>
    <dc:date>2025-03-26T20:25:34.914000000</dc:date>
    <meta:editing-duration>PT3H17M56S</meta:editing-duration>
    <meta:editing-cycles>3</meta:editing-cycles>
    <meta:generator>LibreOffice/24.8.5.2$Windows_X86_64 LibreOffice_project/fddf2685c70b461e7832239a0162a77216259f22</meta:generator>
    <meta:print-date>2025-03-26T17:46:59.600000000</meta:print-date>
    <meta:printed-by>PDF files</meta:printed-by>
    <meta:document-statistic meta:table-count="1" meta:image-count="0" meta:object-count="0" meta:page-count="1" meta:paragraph-count="21" meta:word-count="131" meta:character-count="757" meta:non-whitespace-character-count="646"/>
  </office:meta>
</office:document-meta>
</file>